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NiFZctmWLirU1POK7wUHzVxWAtiNO0dQYL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41:21.891688918</meta:creation-date>
    <dc:date>2023-06-12T21:42:01.256270143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